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Helvetica"/>
    </style:style>
    <style:style style:name="P2" style:family="paragraph" style:parent-style-name="Standard" style:list-style-name="L1">
      <style:text-properties style:font-name="Helvetica"/>
    </style:style>
    <style:style style:name="P3" style:family="paragraph" style:parent-style-name="Standard" style:list-style-name="L2">
      <style:text-properties style:font-name="Helvetica"/>
    </style:style>
    <style:style style:name="P4" style:family="paragraph" style:parent-style-name="Standard" style:list-style-name="L3">
      <style:text-properties style:font-name="Helvetica"/>
    </style:style>
    <style:style style:name="P5" style:family="paragraph" style:parent-style-name="Standard" style:list-style-name="L3">
      <style:text-properties style:font-name="Helvetica" officeooo:paragraph-rsid="00100184"/>
    </style:style>
    <style:style style:name="P6" style:family="paragraph" style:parent-style-name="Standard" style:list-style-name="L4">
      <style:text-properties style:font-name="Helvetica"/>
    </style:style>
    <style:style style:name="P7" style:family="paragraph" style:parent-style-name="Standard" style:list-style-name="L5">
      <style:text-properties style:font-name="Helveti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nior Application Support Engineer </text:p>
      <text:p text:style-name="P1">Apex Supply Chain Technologies</text:p>
      <text:p text:style-name="P1">Mason, Ohio</text:p>
      <text:p text:style-name="P1"/>
      <text:p text:style-name="P1">Who You Are</text:p>
      <text:p text:style-name="P1"/>
      <text:list xml:id="list3750994059" text:style-name="L1">
        <text:list-item>
          <text:p text:style-name="P2">You have an enthusiastic attitude, hands-on style and inspirational spirit</text:p>
        </text:list-item>
        <text:list-item>
          <text:p text:style-name="P2">You are tech-savvy and thrive when building a culture of innovation, rapid change and evolution</text:p>
        </text:list-item>
        <text:list-item>
          <text:p text:style-name="P2">Ideally you have a Bachelor’s Degree in Computer Science and/or appropriate certifications</text:p>
        </text:list-item>
        <text:list-item>
          <text:p text:style-name="P2">You embrace change and approach opportunities boldly</text:p>
        </text:list-item>
        <text:list-item>
          <text:p text:style-name="P2">You strive for the least complicated approach that will work</text:p>
        </text:list-item>
        <text:list-item>
          <text:p text:style-name="P2">You choose a collaborative approach of respect and dignity for all</text:p>
        </text:list-item>
        <text:list-item>
          <text:p text:style-name="P2">You have a passion for learning, laughing, energizing, and achieving more</text:p>
        </text:list-item>
      </text:list>
      <text:p text:style-name="P1"><text:s/></text:p>
      <text:p text:style-name="P1"/>
      <text:p text:style-name="P1">Your Ideal Skills</text:p>
      <text:p text:style-name="P1"/>
      <text:list xml:id="list4246678327" text:style-name="L2">
        <text:list-item>
          <text:p text:style-name="P3">B.S. degree in computer science or equivalent.</text:p>
        </text:list-item>
        <text:list-item>
          <text:p text:style-name="P3">5+ total years in a DevOps role or in application operations support role in a SaaS production environment at least 2 years in a senior or lead role.</text:p>
        </text:list-item>
        <text:list-item>
          <text:p text:style-name="P3">Strong aptitude with server and application troubleshooting and the ability to drive to root cause on a wide variety of issues.</text:p>
        </text:list-item>
        <text:list-item>
          <text:p text:style-name="P3">High degree of comfort with the Linux command line interface.</text:p>
        </text:list-item>
        <text:list-item>
          <text:p text:style-name="P3">Working knowledge of high availability application architectures.</text:p>
        </text:list-item>
        <text:list-item>
          <text:p text:style-name="P3">Firm grasp of message queuing, pub/sub and broker-based technologies such as ActiveMQ, RabbitMQ, ZeroMQ, etc.</text:p>
        </text:list-item>
        <text:list-item>
          <text:p text:style-name="P3">Experience with Docker or Kubernetes is highly desirable.</text:p>
        </text:list-item>
        <text:list-item>
          <text:p text:style-name="P3">AWS, Azure or GCP experience is highly desirable.</text:p>
        </text:list-item>
        <text:list-item>
          <text:p text:style-name="P3">Experience with Java application servers running JBoss, WebSphere, WebLogic or Tomcat is highly desirable</text:p>
        </text:list-item>
        <text:list-item>
          <text:p text:style-name="P3">Experience with reverse proxy configurations using Nginx, Caddy, etc. is highly desirable.</text:p>
        </text:list-item>
        <text:list-item>
          <text:p text:style-name="P3">Experience with Git (GitHub, Bitbucket, GitLab, VSTS, etc.) is highly desirable.</text:p>
        </text:list-item>
        <text:list-item>
          <text:p text:style-name="P3">Node.js experience is a plus.</text:p>
        </text:list-item>
        <text:list-item>
          <text:p text:style-name="P3">Experience utilizing enterprise grade appliances such as F5 Big-IP or Citrix NetScaler for application delivery is a plus.</text:p>
        </text:list-item>
        <text:list-item>
          <text:p text:style-name="P3">Application development experience is a plus.</text:p>
        </text:list-item>
      </text:list>
      <text:p text:style-name="P1"><text:s/></text:p>
      <text:p text:style-name="P1"/>
      <text:p text:style-name="P1">What You Will Do</text:p>
      <text:p text:style-name="P1"/>
      <text:list xml:id="list3411629338" text:style-name="L3">
        <text:list-item>
          <text:p text:style-name="P4">Administers, monitors, upgrades, tunes, tests, secures and ensures high availability of applications and middleware in Apex’s 24x7 SaaS environments.</text:p>
        </text:list-item>
        <text:list-item>
          <text:p text:style-name="P4">Contributes the uptime of the various SaaS environments per SLAs.</text:p>
        </text:list-item>
        <text:list-item>
          <text:p text:style-name="P4">Designs automated, robust, scalable and easily supported SaaS application deployment and support processes.</text:p>
        </text:list-item>
        <text:list-item>
          <text:p text:style-name="P4">Joins on-call efforts such as software deployments, maintenance, troubleshooting and issue escalations.</text:p>
        </text:list-item>
        <text:list-item>
          <text:p text:style-name="P4">Assists in designing, implementing, and periodically testing high availability and recovery procedures in conjunction with other IT staff.</text:p>
        </text:list-item>
        <text:list-item>
          <text:p text:style-name="P4">Maintains the health of all application environments by identifying and applying patches and hotfixes for security, stability and performance.</text:p>
        </text:list-item>
        <text:list-item>
          <text:p text:style-name="P4">Windows server and Linux server troubleshooting and maintenance.</text:p>
        </text:list-item>
        <text:list-item>
          <text:p text:style-name="P5"><text:soft-page-break/>Documents efficient processes and standards for governing the application delivery lifecycle.</text:p>
        </text:list-item>
        <text:list-item>
          <text:p text:style-name="P5">Analyzes current and projected application capacity and performance requirements; fine-tunes or recommends changes when necessary.</text:p>
        </text:list-item>
        <text:list-item>
          <text:p text:style-name="P5">Employs cloud technologies to improve process efficiency and optimize application cost.</text:p>
        </text:list-item>
        <text:list-item>
          <text:p text:style-name="P5">Maintains current working knowledge of SaaS, IaaS and PaaS technologies. </text:p>
        </text:list-item>
      </text:list>
      <text:p text:style-name="P1"><text:s/></text:p>
      <text:p text:style-name="P1"/>
      <text:p text:style-name="P1">Who We Are</text:p>
      <text:p text:style-name="P1"/>
      <text:p text:style-name="P1">We are a market and technology leader who is redefining the way companies across all business sectors process and deliver orders, supplies and materials and manage assets by providing tailored, scalable self-serve systems, mobile apps and Cloud-based software. We apply business Intelligence and Analytics to achieve data-driven insights which dramatically elevate the interplay between technologies and customers to build elegant supply chain and product delivery solutions that create transformative solutions for a smarter future.</text:p>
      <text:p text:style-name="P1"/>
      <text:list xml:id="list2706025432" text:style-name="L4">
        <text:list-item>
          <text:p text:style-name="P6">We deploy simple, effective solutions leveraging IoT, UI/UX, Real-time cloud transaction processing at scale (Big Data), Machine Learning and AI and Analytics to solve real-world problems for real-world B2B and B2C clients</text:p>
        </text:list-item>
        <text:list-item>
          <text:p text:style-name="P6">World Headquarters in mason, Ohio with broad presence in Europe, Latin American and a growing presence in Asia Pac and over 450 Global team members</text:p>
        </text:list-item>
        <text:list-item>
          <text:p text:style-name="P6">More than 100,000 devices deployed on 6 continents in more than 80 countries</text:p>
        </text:list-item>
        <text:list-item>
          <text:p text:style-name="P6">More than 25,000 corporate clients globally executing billions of highly secure, real-time transactions; tens of million every day</text:p>
        </text:list-item>
        <text:list-item>
          <text:p text:style-name="P6">Our technology has been adopted as a best practice by many of the world’s leading companies in industries ranging from Manufacturing, Transportations and Logistics to Retail, E-commerce and Foodservice</text:p>
        </text:list-item>
      </text:list>
      <text:p text:style-name="P1"><text:s/></text:p>
      <text:p text:style-name="P1"/>
      <text:p text:style-name="P1">Why Us?</text:p>
      <text:p text:style-name="P1"/>
      <text:list xml:id="list3765780400" text:style-name="L5">
        <text:list-item>
          <text:p text:style-name="P7">This is your opportunity to join a growing and innovative organization with new career paths being defines every day</text:p>
        </text:list-item>
        <text:list-item>
          <text:p text:style-name="P7">We offer a competitive base salary and a full benefits package including health insurance, life, dental and a 401(k) plan with a company match</text:p>
        </text:list-item>
        <text:list-item>
          <text:p text:style-name="P7">Every day, you will work on the cutting edge of an industry</text:p>
        </text:list-item>
        <text:list-item>
          <text:p text:style-name="P7">Together we dream what is possible and make it real through innovation and collaboration</text:p>
        </text:list-item>
        <text:list-item>
          <text:p text:style-name="P7">Our team members aren’t numbers, they make important contributions to the business on a daily basis</text:p>
        </text:list-item>
        <text:list-item>
          <text:p text:style-name="P7">We embrace individuals with diverse backgrounds and experience to pursue our shared vision with a spirit of harmony and enthusiasm</text:p>
        </text:list-item>
      </text:list>
      <text:p text:style-name="P1"><text:s/></text:p>
      <text:p text:style-name="P1"/>
      <text:p text:style-name="P1">What’s Next?</text:p>
      <text:p text:style-name="P1"/>
      <text:p text:style-name="P1">At Apex, we truly believe that everything is possible. For us. And for you. If this sounds like the opportunity you have been waiting for, apply at: http://www.apexsupplychain.com/careers</text:p>
      <text:p text:style-name="P1"/>
      <text:p text:style-name="P1"><text:s/></text:p>
      <text:p text:style-name="P1"/>
      <text:p text:style-name="P1"><text:s/></text:p>
      <text:p text:style-name="P1"/>
      <text:p text:style-name="P1">Apex Supply Chain Technologies in an Equal Opportunity Employ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10T10:37:09.786301032</meta:creation-date>
    <dc:date>2020-09-10T12:23:06.623004089</dc:date>
    <meta:editing-duration>PT1H35M26S</meta:editing-duration>
    <meta:editing-cycles>1</meta:editing-cycles>
    <meta:document-statistic meta:table-count="0" meta:image-count="0" meta:object-count="0" meta:page-count="2" meta:paragraph-count="62" meta:word-count="795" meta:character-count="5188" meta:non-whitespace-character-count="4482"/>
    <meta:generator>LibreOffice/7.0.1.2$MacOSX_X86_64 LibreOffice_project/7cbcfc562f6eb6708b5ff7d7397325de9e764452</meta:generator>
  </office:meta>
</office:document-meta>
</file>